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Arial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 fo:margin-bottom="0i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id" fo:country="ID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id" fo:country="ID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 fo:margin-bottom="0in" fo:margin-left="1.575in" fo:text-indent="-1.575in">
        <style:tab-stops>
          <style:tab-stop style:type="left" style:position="-0.0979in"/>
          <style:tab-stop style:type="left" style:position="0in"/>
        </style:tab-stops>
      </style:paragraph-properties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 fo:margin-bottom="0in" fo:margin-left="1.575in" fo:text-indent="-1.575in">
        <style:tab-stops>
          <style:tab-stop style:type="left" style:position="-0.0979in"/>
          <style:tab-stop style:type="left" style:position="0in"/>
        </style:tab-stops>
      </style:paragraph-properties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margin-bottom="0in"/>
      <style:text-properties style:font-name="Times New Roman" style:font-name-complex="Times New Roman" fo:font-size="3pt" style:font-size-asian="3pt" style:font-size-complex="3pt"/>
    </style:style>
    <style:style style:name="TableColumn36" style:family="table-column">
      <style:table-column-properties style:column-width="0.4826in"/>
    </style:style>
    <style:style style:name="TableColumn37" style:family="table-column">
      <style:table-column-properties style:column-width="1.234in"/>
    </style:style>
    <style:style style:name="TableColumn38" style:family="table-column">
      <style:table-column-properties style:column-width="2.768in"/>
    </style:style>
    <style:style style:name="TableColumn39" style:family="table-column">
      <style:table-column-properties style:column-width="0.959in"/>
    </style:style>
    <style:style style:name="TableColumn40" style:family="table-column">
      <style:table-column-properties style:column-width="1.0152in"/>
    </style:style>
    <style:style style:name="Table35" style:family="table">
      <style:table-properties style:width="6.459in" fo:margin-left="0in" table:align="left"/>
    </style:style>
    <style:style style:name="TableRow41" style:family="table-row">
      <style:table-row-properties style:min-row-height="0.3722in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52" style:family="table-row">
      <style:table-row-properties style:min-row-height="0.3777in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3" style:family="table-row">
      <style:table-row-properties style:min-row-height="0.3777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74" style:family="table-row">
      <style:table-row-properties style:min-row-height="0.3777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5" style:family="table-row">
      <style:table-row-properties style:min-row-height="0.3777in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6" style:family="table-row">
      <style:table-row-properties style:min-row-height="0.3777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7" style:family="table-row">
      <style:table-row-properties style:min-row-height="0.3777i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8" style:family="table-row">
      <style:table-row-properties style:min-row-height="0.3777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29" style:family="table-row">
      <style:table-row-properties style:min-row-height="0.3777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40" style:family="table-row">
      <style:table-row-properties style:min-row-height="0.3777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1" style:family="table-row">
      <style:table-row-properties style:min-row-height="0.3777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 fo:margin-bottom="0in"/>
    </style:style>
    <style:style style:name="T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 fo:margin-bottom="0in"/>
      <style:text-properties style:font-name="Times New Roman" style:font-name-complex="Times New Roman" fo:font-size="8pt" style:font-size-asian="8pt" style:font-size-complex="8pt"/>
    </style:style>
    <style:style style:name="P168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text-align="justify" fo:margin-bottom="0in" fo:margin-left="3.3472in">
        <style:tab-stops/>
      </style:paragraph-properties>
    </style:style>
    <style:style style:name="P174" style:parent-style-name="Normal" style:family="paragraph">
      <style:paragraph-properties fo:text-align="justify" fo:margin-bottom="0in" fo:margin-left="3.3472in">
        <style:tab-stops/>
      </style:paragraph-properties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6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7" style:parent-style-name="Normal" style:family="paragraph">
      <style:paragraph-properties fo:text-align="justify" fo:margin-bottom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8" style:parent-style-name="ListParagraph" style:list-style-name="LFO1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9" style:parent-style-name="ListParagraph" style:list-style-name="LFO1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center" fo:margin-bottom="0in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paragraph-properties fo:text-align="center"/>
      <style:text-properties style:font-name="Arial" fo:font-weight="bold" style:font-weight-asian="bold" style:font-weight-complex="bold"/>
    </style:style>
    <style:style style:name="T18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6" style:parent-style-name="Normal" style:family="paragraph">
      <style:paragraph-properties fo:text-align="center" fo:margin-bottom="0in"/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id" fo:country="ID"/>
    </style:style>
    <style:style style:name="T18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id" fo:country="ID"/>
    </style:style>
    <style:style style:name="P1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1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1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 fo:margin-bottom="0in">
        <style:tab-stops>
          <style:tab-stop style:type="left" style:position="1.477in"/>
          <style:tab-stop style:type="left" style:position="1.575in"/>
        </style:tab-stops>
      </style:paragraph-properties>
    </style:style>
    <style:style style:name="T2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 fo:margin-bottom="0in" fo:margin-left="1.575in" fo:text-indent="-1.575in">
        <style:tab-stops>
          <style:tab-stop style:type="left" style:position="-0.0979in"/>
          <style:tab-stop style:type="left" style:position="0in"/>
        </style:tab-stops>
      </style:paragraph-properties>
    </style:style>
    <style:style style:name="T2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 fo:margin-bottom="0in" fo:margin-left="1.575in" fo:text-indent="-1.575in">
        <style:tab-stops>
          <style:tab-stop style:type="left" style:position="-0.0979in"/>
          <style:tab-stop style:type="left" style:position="0in"/>
        </style:tab-stops>
      </style:paragraph-properties>
    </style:style>
    <style:style style:name="T2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 fo:margin-bottom="0in"/>
      <style:text-properties style:font-name="Times New Roman" style:font-name-complex="Times New Roman" fo:font-size="4pt" style:font-size-asian="4pt" style:font-size-complex="4pt"/>
    </style:style>
    <style:style style:name="TableColumn216" style:family="table-column">
      <style:table-column-properties style:column-width="0.4826in"/>
    </style:style>
    <style:style style:name="TableColumn217" style:family="table-column">
      <style:table-column-properties style:column-width="1.234in"/>
    </style:style>
    <style:style style:name="TableColumn218" style:family="table-column">
      <style:table-column-properties style:column-width="2.768in"/>
    </style:style>
    <style:style style:name="TableColumn219" style:family="table-column">
      <style:table-column-properties style:column-width="0.959in"/>
    </style:style>
    <style:style style:name="TableColumn220" style:family="table-column">
      <style:table-column-properties style:column-width="1.0152in"/>
    </style:style>
    <style:style style:name="Table215" style:family="table">
      <style:table-properties style:width="6.459in" fo:margin-left="0in" table:align="left"/>
    </style:style>
    <style:style style:name="TableRow221" style:family="table-row">
      <style:table-row-properties style:min-row-height="0.3722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32" style:family="table-row">
      <style:table-row-properties style:min-row-height="0.3777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43" style:family="table-row">
      <style:table-row-properties style:min-row-height="0.3777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54" style:family="table-row">
      <style:table-row-properties style:min-row-height="0.3777in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65" style:family="table-row">
      <style:table-row-properties style:min-row-height="0.3777in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76" style:family="table-row">
      <style:table-row-properties style:min-row-height="0.3777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87" style:family="table-row">
      <style:table-row-properties style:min-row-height="0.3777in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98" style:family="table-row">
      <style:table-row-properties style:min-row-height="0.3777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09" style:family="table-row">
      <style:table-row-properties style:min-row-height="0.3777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20" style:family="table-row">
      <style:table-row-properties style:min-row-height="0.3777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31" style:family="table-row">
      <style:table-row-properties style:min-row-height="0.3777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3" style:parent-style-name="Normal" style:family="paragraph">
      <style:paragraph-properties fo:text-align="justify" fo:margin-bottom="0in"/>
    </style:style>
    <style:style style:name="T3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7" style:parent-style-name="Normal" style:family="paragraph">
      <style:paragraph-properties fo:text-align="justify" fo:margin-bottom="0in"/>
      <style:text-properties style:font-name="Times New Roman" style:font-name-complex="Times New Roman" fo:font-size="8pt" style:font-size-asian="8pt" style:font-size-complex="8pt"/>
    </style:style>
    <style:style style:name="P348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49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50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51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52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53" style:parent-style-name="Normal" style:family="paragraph">
      <style:paragraph-properties fo:text-align="justify" fo:margin-bottom="0in" fo:margin-left="3.3472in">
        <style:tab-stops/>
      </style:paragraph-properties>
    </style:style>
    <style:style style:name="P354" style:parent-style-name="Normal" style:family="paragraph">
      <style:paragraph-properties fo:text-align="justify" fo:margin-bottom="0in" fo:margin-left="3.3472in">
        <style:tab-stops/>
      </style:paragraph-properties>
    </style:style>
    <style:style style:name="T35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7" style:parent-style-name="Normal" style:family="paragraph">
      <style:paragraph-properties fo:text-align="justify" fo:margin-bottom="0in" fo:margin-left="3.3472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8" style:parent-style-name="Normal" style:family="paragraph">
      <style:paragraph-properties fo:text-align="justify" fo:margin-bottom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9" style:parent-style-name="ListParagraph" style:list-style-name="LFO2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0" style:parent-style-name="ListParagraph" style:list-style-name="LFO2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2"><draw:frame draw:z-index="251657216" draw:id="id0" draw:style-name="a0" draw:name="Text Box 2" text:anchor-type="paragraph" svg:x="5.09028in" svg:y="-0.32639in" svg:width="1.80417in" svg:height="0.29861in" style:rel-width="scale" style:rel-height="scale"><draw:text-box><text:p text:style-name="P3">PEMBIMBING I</text:p></draw:text-box><svg:title/><svg:desc/></draw:frame></text:span><text:span text:style-name="T4">FORMAT PENILAIAN BIMBINGAN SKRIPSI</text:span></text:p>
      <text:p text:style-name="P5">SEKOLAH TINGGI AGAMA ISLAM YAPATA AL-JAWAMI BANDUNG</text:p>
      <text:p text:style-name="P6"><text:span text:style-name="T7">TAHUN AKADEMIK 201</text:span><text:span text:style-name="T8">7</text:span><text:span text:style-name="T9">/201</text:span><text:span text:style-name="T10">8</text:span></text:p>
      <text:p text:style-name="P11"/>
      <text:p text:style-name="P12"><text:span text:style-name="T13">Nama Mahasiswa<text:s/></text:span><text:span text:style-name="T14"><text:tab/>:</text:span><text:span text:style-name="T15"><text:tab/></text:span><text:database-display text:table-name="" text:table-type="table" text:column-name="NAMA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ASEP SUGIH ABDUL JAFAR</text:database-display></text:p>
      <text:p text:style-name="P16"><text:span text:style-name="T17">NPM/NIRM</text:span><text:span text:style-name="T18"><text:tab/>:</text:span><text:span text:style-name="T19"><text:tab/></text:span><text:database-display text:table-name="" text:table-type="table" text:column-name="NPM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1213110007</text:database-display><text:span text:style-name="T20">-</text:span><text:database-display text:table-name="" text:table-type="table" text:column-name="NIRM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038.14.4374.12</text:database-display></text:p>
      <text:p text:style-name="P21"><text:span text:style-name="T22">Jurusan/Prodi<text:s/></text:span><text:span text:style-name="T23"><text:tab/>:</text:span><text:span text:style-name="T24"><text:tab/></text:span><text:database-display text:table-name="" text:table-type="table" text:column-name="JURUSAN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Tarbiyah</text:database-display><text:span text:style-name="T25">-</text:span><text:database-display text:table-name="" text:table-type="table" text:column-name="PRODI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Pendidikan Agama Islam</text:database-display></text:p>
      <text:p text:style-name="P26"><text:span text:style-name="T27">Judul Penelitian</text:span><text:span text:style-name="T28"><text:tab/>:</text:span><text:span text:style-name="T29"><text:tab/></text:span><text:database-display text:table-name="" text:table-type="table" text:column-name="Judul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PENERAPAN PENGGUNAAN METODE ROLE PLAYING DALAM MENINGKATKAN PEMAHAMAN MATERI AKIDAH AKHLAK SISWA DI SMPA AISYIYAH RANCAEKEK</text:database-display></text:p>
      <text:p text:style-name="P30"><text:span text:style-name="T31"><text:tab/></text:span><text:span text:style-name="T32"><text:tab/></text:span><text:database-display text:table-name="" text:table-type="table" text:column-name="Judul_Kecil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</text:database-display></text:p>
      <text:p text:style-name="P33">Nilai Bimbingan Skripsi:</text:p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o</text:p>
          </table:table-cell>
          <table:table-cell table:style-name="TableCell44">
            <text:p text:style-name="P45">Tgl. Pembimbingan</text:p>
          </table:table-cell>
          <table:table-cell table:style-name="TableCell46">
            <text:p text:style-name="P47">Item Kegiatan Bimbingan</text:p>
          </table:table-cell>
          <table:table-cell table:style-name="TableCell48">
            <text:p text:style-name="P49">Nilai</text:p>
          </table:table-cell>
          <table:table-cell table:style-name="TableCell50">
            <text:p text:style-name="P51">Ket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p text:style-name="P162"/>
      <text:p text:style-name="P163"><text:span text:style-name="T164">Nilai Akhir :<text:s/></text:span><draw:frame draw:style-name="a1" text:anchor-type="as-char" svg:x="0in" svg:y="0in" svg:width="2.59434in" svg:height="0.42453in" style:rel-width="scale" style:rel-height="scale"><draw:object xlink:href="Object 1/" xlink:type="simple" xlink:show="embed" xlink:actuate="onLoad"/></draw:frame><text:span text:style-name="T165">= ……………</text:span></text:p>
      <text:p text:style-name="P166">Demikian, nilai ini dibuat dengan sesungguhnya agar menjadi maklum.</text:p>
      <text:p text:style-name="P167"/>
      <text:p text:style-name="P168">Bandung, ……………………….</text:p>
      <text:p text:style-name="P169">Pembimbing Skripsi,</text:p>
      <text:p text:style-name="P170"/>
      <text:p text:style-name="P171"/>
      <text:p text:style-name="P172"/>
      <text:p text:style-name="P173"><text:database-display text:table-name="" text:table-type="table" text:column-name="Pemb1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Mohammad Sutrisno Hardiono, S.T., M.Si.</text:database-display></text:p>
      <text:p text:style-name="P174"><text:span text:style-name="T175">NIDN:<text:s/></text:span><text:database-display text:table-name="" text:table-type="table" text:column-name="NIDN1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</text:database-display></text:p>
      <text:p text:style-name="P176"/>
      <text:p text:style-name="P177">Catatan:<text:s/></text:p>
      <text:list text:style-name="LFO1" text:continue-numbering="true">
        <text:list-item>
          <text:p text:style-name="P178">Lembar ini dipegang oleh dosen pembimbing;</text:p>
        </text:list-item>
        <text:list-item>
          <text:p text:style-name="P179">Lembar ini diserahkan kembali ke Prodi setelah proses pembimbingan selesai.</text:p>
        </text:list-item>
      </text:list>
      <text:p text:style-name="P180"/>
      <text:soft-page-break/>
      <text:p text:style-name="P181"><text:span text:style-name="T182"><draw:frame draw:z-index="251657728" draw:id="id1" draw:style-name="a2" draw:name="Text Box 2" text:anchor-type="paragraph" svg:x="5.10556in" svg:y="-0.325in" svg:width="1.80417in" svg:height="0.29861in" style:rel-width="scale" style:rel-height="scale"><draw:text-box><text:p text:style-name="P183">PEMBIMBING II</text:p></draw:text-box><svg:title/><svg:desc/></draw:frame></text:span><text:span text:style-name="T184">FORMAT PENILAIAN BIMBINGAN SKRIPSI</text:span></text:p>
      <text:p text:style-name="P185">SEKOLAH TINGGI AGAMA ISLAM YAPATA AL-JAWAMI BANDUNG</text:p>
      <text:p text:style-name="P186"><text:span text:style-name="T187">TAHUN AKADEMIK 201</text:span><text:span text:style-name="T188">7</text:span><text:span text:style-name="T189">/201</text:span><text:span text:style-name="T190">8</text:span></text:p>
      <text:p text:style-name="P191"/>
      <text:p text:style-name="P192"><text:span text:style-name="T193">Nama Mahasiswa<text:s/></text:span><text:span text:style-name="T194"><text:tab/>:</text:span><text:span text:style-name="T195"><text:tab/></text:span><text:database-display text:table-name="" text:table-type="table" text:column-name="NAMA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ASEP SUGIH ABDUL JAFAR</text:database-display></text:p>
      <text:p text:style-name="P196"><text:span text:style-name="T197">NPM/NIRM</text:span><text:span text:style-name="T198"><text:tab/>:</text:span><text:span text:style-name="T199"><text:tab/></text:span><text:database-display text:table-name="" text:table-type="table" text:column-name="NPM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1213110007</text:database-display><text:span text:style-name="T200">-</text:span><text:database-display text:table-name="" text:table-type="table" text:column-name="NIRM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038.14.4374.12</text:database-display></text:p>
      <text:p text:style-name="P201"><text:span text:style-name="T202">Jurusan/Prodi<text:s/></text:span><text:span text:style-name="T203"><text:tab/>:</text:span><text:span text:style-name="T204"><text:tab/></text:span><text:database-display text:table-name="" text:table-type="table" text:column-name="JURUSAN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Tarbiyah</text:database-display><text:span text:style-name="T205">-</text:span><text:database-display text:table-name="" text:table-type="table" text:column-name="PRODI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Pendidikan Agama Islam</text:database-display></text:p>
      <text:p text:style-name="P206"><text:span text:style-name="T207">Judul Penelitian</text:span><text:span text:style-name="T208"><text:tab/>:</text:span><text:span text:style-name="T209"><text:tab/></text:span><text:database-display text:table-name="" text:table-type="table" text:column-name="Judul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PENERAPAN PENGGUNAAN METODE ROLE PLAYING DALAM MENINGKATKAN PEMAHAMAN MATERI AKIDAH AKHLAK SISWA DI SMPA AISYIYAH RANCAEKEK</text:database-display></text:p>
      <text:p text:style-name="P210"><text:span text:style-name="T211"><text:tab/></text:span><text:span text:style-name="T212"><text:tab/></text:span><text:database-display text:table-name="" text:table-type="table" text:column-name="Judul_Kecil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</text:database-display></text:p>
      <text:p text:style-name="P213">Nilai Bimbingan Skripsi: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No</text:p>
          </table:table-cell>
          <table:table-cell table:style-name="TableCell224">
            <text:p text:style-name="P225">Tgl. Pembimbingan</text:p>
          </table:table-cell>
          <table:table-cell table:style-name="TableCell226">
            <text:p text:style-name="P227">Item Kegiatan Bimbingan</text:p>
          </table:table-cell>
          <table:table-cell table:style-name="TableCell228">
            <text:p text:style-name="P229">Nilai</text:p>
          </table:table-cell>
          <table:table-cell table:style-name="TableCell230">
            <text:p text:style-name="P231">Ket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><text:span text:style-name="T344">Nilai Akhir :<text:s/></text:span><draw:frame draw:style-name="a3" text:anchor-type="as-char" svg:x="0in" svg:y="0in" svg:width="2.59434in" svg:height="0.42453in" style:rel-width="scale" style:rel-height="scale"><draw:object xlink:href="Object 2/" xlink:type="simple" xlink:show="embed" xlink:actuate="onLoad"/></draw:frame><text:span text:style-name="T345">= ……………</text:span></text:p>
      <text:p text:style-name="P346">Demikian, nilai ini dibuat dengan sesungguhnya agar menjadi maklum.</text:p>
      <text:p text:style-name="P347"/>
      <text:p text:style-name="P348">Bandung, ……………………….</text:p>
      <text:p text:style-name="P349">Pembimbing Skripsi,</text:p>
      <text:p text:style-name="P350"/>
      <text:p text:style-name="P351"/>
      <text:p text:style-name="P352"/>
      <text:p text:style-name="P353"><text:database-display text:table-name="" text:table-type="table" text:column-name="Pemb2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Drs. Uhen Lukman Mursalin, M.M.Pd.</text:database-display></text:p>
      <text:p text:style-name="P354"><text:span text:style-name="T355">NIDN</text:span><text:span text:style-name="T356">:<text:s/></text:span><text:database-display text:table-name="" text:table-type="table" text:column-name="NIDN2"><form:connection-resource xlink:href="#mainDocumentType=0&amp;linkToQuery=1&amp;dataType=5&amp;connectString=Provider%3DMicrosoft.ACE.OLEDB.12.0;User%20ID%3DAdmin;Data%20Source%3DC:\Users\apaw8\Dropbox%20(STAI%20Al-Jawami)\STAI%20Al-Jawami\SEMINAR%20PROPOSAL\SEMINAR%20JUDUL%202016\DATA-SEMJUD%202016.xlsx;Mode%3DRead;Extended%20Properties%3D%22HDR%3DYES;IMEX%3D1;%22;Jet%20OLEDB:System%20database%3D%22%22;Jet%20OLEDB:Registry%20Path%3D%22%22;Jet%20OLEDB:Engine%20Type%3D37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DTBASE$%60&amp;activeRecord=42&amp;odsoTable=&amp;odsoSrc=&amp;odsoColDelim=9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"/>2004045402</text:database-display></text:p>
      <text:p text:style-name="P357"/>
      <text:p text:style-name="P358">Catatan:<text:s/></text:p>
      <text:list text:style-name="LFO2" text:continue-numbering="true">
        <text:list-item>
          <text:p text:style-name="P359">Lembar ini dipegang oleh dosen pembimbing;</text:p>
        </text:list-item>
        <text:list-item>
          <text:p text:style-name="P360">Lembar ini diserahkan kembali ke Prodi setelah proses pembimbingan selesai.</text:p>
        </text:list-item>
      </text:list>
      <text:p text:style-name="P3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4659in" fo:page-height="13.0097in" style:print-orientation="portrait" fo:margin-top="0.6888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di PAI</meta:initial-creator>
    <dc:creator>Windows User</dc:creator>
    <meta:creation-date>2019-01-03T16:43:00Z</meta:creation-date>
    <dc:date>2019-01-03T16:43:00Z</dc:date>
    <meta:print-date>2018-12-29T06:55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38" meta:character-count="2267" meta:row-count="16" meta:non-whitespace-character-count="1933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N</mml:mi>
      <mml:mi>i</mml:mi>
      <mml:mi>l</mml:mi>
      <mml:mi>a</mml:mi>
      <mml:mi>i</mml:mi>
      <mml:mi> </mml:mi>
      <mml:mi>T</mml:mi>
      <mml:mi>o</mml:mi>
      <mml:mi>t</mml:mi>
      <mml:mi>a</mml:mi>
      <mml:mi>l</mml:mi>
    </mml:mrow>
    <mml:mrow>
      <mml:mi>J</mml:mi>
      <mml:mi>u</mml:mi>
      <mml:mi>m</mml:mi>
      <mml:mi>l</mml:mi>
      <mml:mi>a</mml:mi>
      <mml:mi>h</mml:mi>
      <mml:mi> </mml:mi>
      <mml:mi>B</mml:mi>
      <mml:mi>i</mml:mi>
      <mml:mi>m</mml:mi>
      <mml:mi>b</mml:mi>
      <mml:mi>i</mml:mi>
      <mml:mi>n</mml:mi>
      <mml:mi>g</mml:mi>
      <mml:mi>n</mml:mi>
    </mml:mrow>
  </mml:mfrac>
  <mml:mo>=</mml:mo>
  <mml:mi> </mml:mi>
  <mml:mfrac>
    <mml:mrow>
      <mml:mi>a</mml:mi>
      <mml:mi>a</mml:mi>
      <mml:mi>a</mml:mi>
      <mml:mi>a</mml:mi>
      <mml:mi>a</mml:mi>
      <mml:mi>a</mml:mi>
      <mml:mi>a</mml:mi>
      <mml:mi>a</mml:mi>
      <mml:mi>a</mml:mi>
      <mml:mi>a</mml:mi>
    </mml:mrow>
    <mml:mrow>
      <mml:mi>a</mml:mi>
      <mml:mi>a</mml:mi>
      <mml:mi>a</mml:mi>
      <mml:mi>a</mml:mi>
      <mml:mi>a</mml:mi>
      <mml:mi>a</mml:mi>
      <mml:mi>a</mml:mi>
      <mml:mi>a</mml:mi>
      <mml:mi>a</mml:mi>
      <mml:mi>a</mml:mi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i>N</mml:mi>
      <mml:mi>i</mml:mi>
      <mml:mi>l</mml:mi>
      <mml:mi>a</mml:mi>
      <mml:mi>i</mml:mi>
      <mml:mi> </mml:mi>
      <mml:mi>T</mml:mi>
      <mml:mi>o</mml:mi>
      <mml:mi>t</mml:mi>
      <mml:mi>a</mml:mi>
      <mml:mi>l</mml:mi>
    </mml:mrow>
    <mml:mrow>
      <mml:mi>J</mml:mi>
      <mml:mi>u</mml:mi>
      <mml:mi>m</mml:mi>
      <mml:mi>l</mml:mi>
      <mml:mi>a</mml:mi>
      <mml:mi>h</mml:mi>
      <mml:mi> </mml:mi>
      <mml:mi>B</mml:mi>
      <mml:mi>i</mml:mi>
      <mml:mi>m</mml:mi>
      <mml:mi>b</mml:mi>
      <mml:mi>i</mml:mi>
      <mml:mi>n</mml:mi>
      <mml:mi>g</mml:mi>
      <mml:mi>n</mml:mi>
    </mml:mrow>
  </mml:mfrac>
  <mml:mo>=</mml:mo>
  <mml:mi> </mml:mi>
  <mml:mfrac>
    <mml:mrow>
      <mml:mi>a</mml:mi>
      <mml:mi>a</mml:mi>
      <mml:mi>a</mml:mi>
      <mml:mi>a</mml:mi>
      <mml:mi>a</mml:mi>
      <mml:mi>a</mml:mi>
      <mml:mi>a</mml:mi>
      <mml:mi>a</mml:mi>
      <mml:mi>a</mml:mi>
      <mml:mi>a</mml:mi>
    </mml:mrow>
    <mml:mrow>
      <mml:mi>a</mml:mi>
      <mml:mi>a</mml:mi>
      <mml:mi>a</mml:mi>
      <mml:mi>a</mml:mi>
      <mml:mi>a</mml:mi>
      <mml:mi>a</mml:mi>
      <mml:mi>a</mml:mi>
      <mml:mi>a</mml:mi>
      <mml:mi>a</mml:mi>
      <mml:mi>a</mml:mi>
      <mml:mi>a</mml:mi>
    </mml:mrow>
  </mml:mfrac>
</mml:math>
</file>